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79%" style:writing-mode="lr-tb"/>
    </style:style>
    <style:style style:name="P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240%" fo:text-align="start"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b9814" officeooo:paragraph-rsid="001b9814" style:text-blinking="false" fo:background-color="transparent" style:font-style-asian="normal" style:font-style-complex="normal"/>
    </style:style>
    <style:style style:name="P5"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3c15" style:text-blinking="false" fo:background-color="transparent" style:font-style-asian="normal" style:font-style-complex="normal"/>
    </style:style>
    <style:style style:name="P6"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9e97" style:text-blinking="false" fo:background-color="transparent" style:font-style-asian="normal" style:font-style-complex="normal"/>
    </style:style>
    <style:style style:name="P7"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e47df" officeooo:paragraph-rsid="001e47df" style:text-blinking="false" fo:background-color="transparent" style:font-style-asian="normal" style:font-style-complex="normal"/>
    </style:style>
    <style:style style:name="P8"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9e97" officeooo:paragraph-rsid="001d9e97" style:text-blinking="false" fo:background-color="transparent" style:font-style-asian="normal" style:font-weight-asian="normal" style:font-style-complex="normal" style:font-weight-complex="normal"/>
    </style:style>
    <style:style style:name="P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fbc73" officeooo:paragraph-rsid="001fbc73" style:text-blinking="false" fo:background-color="transparent" style:font-style-asian="normal" style:font-weight-asian="normal" style:font-style-complex="normal" style:font-weight-complex="normal"/>
    </style:style>
    <style:style style:name="P1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00"/>
    </style:style>
    <style:style style:name="P11"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ff"/>
    </style:style>
    <style:style style:name="P1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bold" officeooo:rsid="001d9e97" officeooo:paragraph-rsid="001d9e97" style:text-blinking="false" fo:background-color="transparent" style:font-style-asian="normal" style:font-weight-asian="bold" style:font-style-complex="normal" style:font-weight-complex="bold"/>
    </style:style>
    <style:style style:name="P13"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14"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15"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3c15" style:text-blinking="false" fo:background-color="transparent" style:font-style-asian="italic" style:font-style-complex="italic"/>
    </style:style>
    <style:style style:name="P17"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9e97" style:text-blinking="false" fo:background-color="transparent" style:font-style-asian="italic" style:font-style-complex="italic"/>
    </style:style>
    <style:style style:name="P18"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19"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2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1"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2"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transparent"/>
    </style:style>
    <style:style style:name="P23" style:family="paragraph" style:parent-style-name="Text_20_body">
      <style:paragraph-properties fo:margin-top="0cm" fo:margin-bottom="0cm" loext:contextual-spacing="false" fo:line-height="240%" fo:text-align="center" style:justify-single-word="false" style:writing-mode="lr-tb"/>
      <style:text-properties style:font-name="Times New Roman Cyr"/>
    </style:style>
    <style:style style:name="P24" style:family="paragraph" style:parent-style-name="Text_20_body">
      <style:paragraph-properties fo:margin-top="0cm" fo:margin-bottom="0cm" loext:contextual-spacing="false" fo:line-height="240%" style:writing-mode="lr-tb"/>
      <style:text-properties style:font-name="Times New Roman Cyr" fo:font-weight="normal"/>
    </style:style>
    <style:style style:name="P25" style:family="paragraph" style:parent-style-name="Text_20_body">
      <style:paragraph-properties fo:margin-top="0cm" fo:margin-bottom="0cm" loext:contextual-spacing="false" fo:line-height="240%" fo:text-align="center" style:justify-single-word="false" style:writing-mode="lr-tb"/>
      <style:text-properties style:font-name="Times New Roman Cyr" fo:font-weight="normal"/>
    </style:style>
    <style:style style:name="P26" style:family="paragraph" style:parent-style-name="Heading_20_1">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7"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8"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ffff00"/>
    </style:style>
    <style:style style:name="P29" style:family="paragraph" style:parent-style-name="Heading_20_1">
      <style:text-properties style:font-name="Times New Roman Cyr" officeooo:rsid="001d9e97" officeooo:paragraph-rsid="001d9e97"/>
    </style:style>
    <style:style style:name="P30" style:family="paragraph" style:parent-style-name="Heading_20_3">
      <style:paragraph-properties fo:margin-top="0.564cm" fo:margin-bottom="0.141cm" loext:contextual-spacing="false" fo:line-height="179%" style:writing-mode="lr-tb"/>
      <style:text-properties fo:font-variant="normal" fo:text-transform="none" fo:color="#000000" style:text-line-through-style="none" style:text-line-through-type="none" style:font-name="Times New Roman Cyr" fo:font-size="14pt" fo:font-style="normal" style:text-underline-style="none" fo:font-weight="bold" style:text-blinking="false" fo:background-color="transparent"/>
    </style:style>
    <style:style style:name="P31" style:family="paragraph" style:parent-style-name="Heading_20_2">
      <style:paragraph-properties fo:margin-top="0.635cm" fo:margin-bottom="0.212cm" loext:contextual-spacing="false" fo:line-height="179%" style:writing-mode="lr-tb"/>
      <style:text-properties fo:font-variant="normal" fo:text-transform="none" fo:color="#000000" style:text-line-through-style="none" style:text-line-through-type="none" style:font-name="Times New Roman Cyr" fo:font-size="16pt" fo:font-style="normal" style:text-underline-style="none" fo:font-weight="bold" style:text-blinking="false" fo:background-color="transparent"/>
    </style:style>
    <style:style style:name="P32" style:family="paragraph" style:parent-style-name="Text_20_body">
      <style:text-properties style:font-name="Times New Roman Cyr"/>
    </style:style>
    <style:style style:name="P33" style:family="paragraph" style:parent-style-name="Text_20_body">
      <style:text-properties style:font-name="Times New Roman Cyr" fo:font-weight="normal"/>
    </style:style>
    <style:style style:name="P34" style:family="paragraph" style:parent-style-name="Text_20_body">
      <style:text-properties style:font-name="Times New Roman Cyr" officeooo:rsid="001d9e97" officeooo:paragraph-rsid="001d9e97"/>
    </style:style>
    <style:style style:name="P35" style:family="paragraph" style:parent-style-name="Text_20_body">
      <style:text-properties style:font-name="Times New Roman Cyr" fo:font-weight="bold" officeooo:rsid="001d9e97" officeooo:paragraph-rsid="001d9e97" style:font-weight-asian="bold" style:font-weight-complex="bold"/>
    </style:style>
    <style:style style:name="P36" style:family="paragraph" style:parent-style-name="Text_20_body">
      <style:paragraph-properties fo:margin-left="1.27cm" fo:margin-right="0cm" fo:margin-top="0cm" fo:margin-bottom="0cm" loext:contextual-spacing="false" fo:line-height="240%" fo:text-align="center" style:justify-single-word="false" fo:text-indent="0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37" style:family="paragraph" style:parent-style-name="Text_20_body">
      <style:paragraph-properties fo:margin-left="0cm" fo:margin-right="0cm" fo:margin-top="0cm" fo:margin-bottom="0cm" loext:contextual-spacing="false" fo:line-height="240%" fo:text-align="center" style:justify-single-word="false" fo:text-indent="1.27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38" style:family="paragraph" style:parent-style-name="Text_20_body" style:list-style-name="L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9"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0"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22e060" officeooo:paragraph-rsid="0022e060" style:text-blinking="false" fo:background-color="transparent" style:font-style-asian="normal" style:font-weight-asian="normal" style:font-style-complex="normal" style:font-weight-complex="normal"/>
    </style:style>
    <style:style style:name="P43" style:family="paragraph" style:parent-style-name="Text_20_body" style:list-style-name="L3">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2116ba" officeooo:paragraph-rsid="002116ba" style:text-blinking="false"/>
    </style:style>
    <style:style style:name="P44" style:family="paragraph" style:parent-style-name="Text_20_body" style:list-style-name="L3">
      <loext:graphic-properties draw:fill="none" draw:fill-color="#ffffff"/>
      <style:paragraph-properties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style:style>
    <style:style style:name="T1" style:family="text">
      <style:text-properties fo:font-variant="normal" fo:text-transform="none" fo:color="#1155cc" style:text-line-through-style="none" style:text-line-through-type="none" style:font-name="Times New Roman Cyr" fo:font-size="12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italic" style:text-underline-style="none" fo:font-weight="normal" style:text-blinking="false" fo:background-color="#ffff00" loext:char-shading-value="0"/>
    </style:style>
    <style:style style:name="T6" style:family="text">
      <style:text-properties fo:font-variant="normal" fo:text-transform="none" fo:color="#000000" style:text-line-through-style="none" style:text-line-through-type="none" fo:font-size="12pt" fo:font-style="italic" style:text-underline-style="none" fo:font-weight="normal" style:text-blinking="false" fo:background-color="#ffffff" loext:char-shading-value="0"/>
    </style:style>
    <style:style style:name="T7" style:family="text">
      <style:text-properties fo:font-variant="normal" fo:text-transform="none" fo:color="#000000" style:text-line-through-style="none" style:text-line-through-type="none" fo:font-size="12pt" fo:font-style="italic" style:text-underline-style="none" fo:font-weight="normal" style:text-blinking="false" fo:background-color="#ff9900" loext:char-shading-value="0"/>
    </style:style>
    <style:style style:name="T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italic"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ff9900"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1a3658" style:text-blinking="false" fo:background-color="transparent" loext:char-shading-value="0"/>
    </style:style>
    <style:style style:name="T15" style:family="text">
      <style:text-properties fo:font-size="12pt" fo:font-style="normal" fo:font-weight="normal"/>
    </style:style>
    <style:style style:name="T16" style:family="text">
      <style:text-properties fo:font-size="12pt" fo:font-style="italic" fo:font-weight="normal"/>
    </style:style>
    <style:style style:name="T17" style:family="text">
      <style:text-properties officeooo:rsid="001a3658"/>
    </style:style>
    <style:style style:name="T18" style:family="text">
      <style:text-properties officeooo:rsid="001d3c15"/>
    </style:style>
    <style:style style:name="T19" style:family="text">
      <style:text-properties style:font-weight-asian="normal" style:font-weight-complex="normal"/>
    </style:style>
    <style:style style:name="T20" style:family="text">
      <style:text-properties officeooo:rsid="001fbc7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bookmark text:name="docs-internal-guid-994253a8-7fff-d0e9-0280-55f73c4f47a8"/>Characters:</text:h>
      <text:h text:style-name="P26" text:outline-level="1">Protagonists:</text:h>
      <text:p text:style-name="P2">(Main Character, Warriors) Zane</text:p>
      <text:h text:style-name="P30" text:outline-level="3">Side Characters:</text:h>
      <text:list xml:id="list1252669402" text:style-name="L1">
        <text:list-item>
          <text:p text:style-name="P38">(Male Companion, Mythicals)Lulo</text:p>
        </text:list-item>
        <text:list-item>
          <text:p text:style-name="P38">(Friend/Rival Character, ?) Percy</text:p>
        </text:list-item>
        <text:list-item>
          <text:p text:style-name="P38">(Mentee/Younger Character, ?) Brexton (Brex)</text:p>
        </text:list-item>
        <text:list-item>
          <text:p text:style-name="P38">(Female Companion, Insects) Khloe</text:p>
        </text:list-item>
        <text:list-item>
          <text:p text:style-name="P38">(Shop Keeper/Mentor Character) Finn</text:p>
        </text:list-item>
      </text:list>
      <text:h text:style-name="P31" text:outline-level="2">Antagonists:</text:h>
      <text:list xml:id="list2105678605" text:style-name="L2">
        <text:list-item>
          <text:p text:style-name="P39">(Main Antagonist Character, Corruption Deck?) Zeppelin (Lin)</text:p>
        </text:list-item>
        <text:list-item>
          <text:p text:style-name="P39">(Main Rival Character, ?) Hayes</text:p>
        </text:list-item>
      </text:list>
      <text:p text:style-name="P32"/>
      <text:h text:style-name="P30" text:outline-level="3">Side Characters:</text:h>
      <text:list xml:id="list632724838" text:style-name="L3">
        <text:list-item>
          <text:p text:style-name="P40">(Main Henchman, Cyborgs) Syco</text:p>
        </text:list-item>
        <text:list-item>
          <text:p text:style-name="P40">(Former Champion, Egyptians) Nimu Sunthi</text:p>
        </text:list-item>
        <text:list-item>
          <text:p text:style-name="P43"/>
        </text:list-item>
        <text:list-item>
          <text:p text:style-name="P44"/>
        </text:list-item>
      </text:list>
      <text:h text:style-name="P31" text:outline-level="2">Other Side Characters:</text:h>
      <text:list xml:id="list1821229273" text:style-name="L4">
        <text:list-item>
          <text:p text:style-name="P41">(Father of MC) Alfred</text:p>
        </text:list-item>
      </text:list>
      <text:p text:style-name="P32"/>
      <text:p text:style-name="P1"><text:a xlink:type="simple" xlink:href="https://github.com/Mustafif/Phaktionz.git" text:style-name="Internet_20_link" text:visited-style-name="Visited_20_Internet_20_Link"><text:span text:style-name="T1">GitHub-Phaktionz</text:span></text:a></text:p>
      <text:p text:style-name="P32"/>
      <text:h text:style-name="P28" text:outline-level="1"><text:soft-page-break/>Episode 1- First Match</text:h>
      <text:p text:style-name="P23"><text:span text:style-name="T2"> </text:span><text:span text:style-name="T5">We start off seeing the war of the Phaktionz’ Realms, Prestige walks in</text:span></text:p>
      <text:p text:style-name="P10">Prestige: My bigotry has blinded me to this chaos, we must hurry, our solution will not be found here!</text:p>
      <text:p text:style-name="P13">Zane suddenly wakes up, confused about his dream, but doesn't think much of it. He looks around, </text:p>
      <text:p text:style-name="P10">Zane: I swear I heard a voice around here somewhere?</text:p>
      <text:p text:style-name="P13">Looks at his deck, </text:p>
      <text:p text:style-name="P10">Zane: I can’t get my head scrambled today, I have a mission I need to complete, I need to redeem my father!</text:p>
      <text:p text:style-name="P13">Gets out of his bed, feeling a sense of purpose and motivation</text:p>
      <text:p text:style-name="P36">-T h e m e s o n g -</text:p>
      <text:p text:style-name="P13">Zane is in class, constantly trying to answer the teachers questions, but is getting every answer wrong, the class laughs except for one student. The teacher approaches Zane after class</text:p>
      <text:p text:style-name="P10">Teacher:  You seemed pretty excited today, Mr. Zane, for better or for worse</text:p>
      <text:p text:style-name="P18"> <text:span text:style-name="T15">Zane: Yeah, today I have to prove myself, so I thought I’d try in class, well guessing didn’t help out my mark, but it did help me motivate myself, which is just what I need</text:span></text:p>
      <text:p text:style-name="P19"> <text:span text:style-name="T16">The teacher concludes, </text:span></text:p>
      <text:p text:style-name="P10">Teacher: Well good luck in your proving, next time I hope you're more prepared but the participation was nice, have a  good day Mr. Zane</text:p>
      <text:p text:style-name="P13">Zane notices someone was watching him from the door, he starts to chase the stalker. Eventually, he finds himself in an abandoned classroom with a familiar mat lying on a table. </text:p>
      <text:p text:style-name="P32"><text:soft-page-break/></text:p>
      <text:p text:style-name="P10">Zane: Wait, that mat has the same symbol as my cards</text:p>
      <text:p text:style-name="P13">Zane takes out his deck to confirm</text:p>
      <text:p text:style-name="P10">Lulo: Indeed it does</text:p>
      <text:p text:style-name="P21"> <text:span text:style-name="T16">Zane turns his head to see a classmate holding a deck</text:span></text:p>
      <text:p text:style-name="P20"> <text:span text:style-name="T15">Zane: So you're the guy who was stalking me! Creep!</text:span></text:p>
      <text:p text:style-name="P11">Lulo: It’s not stalking! I was just interested in you since you got a deck, I noticed it out of your bag in class, so I led you here in hopes of seeing how good you are</text:p>
      <text:p text:style-name="P21"> <text:span text:style-name="T16">Zane, now excited </text:span></text:p>
      <text:p text:style-name="P11">Zane: I see, if you want to battle me I’m all up for it! Let's start!</text:p>
      <text:p text:style-name="P14">Both Zane and his stalker set up their decks on the mat and drew 5 cards. </text:p>
      <text:p text:style-name="P11">Lulo: Okay Zane, since you’re so confident why don’t you go first</text:p>
      <text:p text:style-name="P20"> <text:span text:style-name="T15">Zane: Sure! One problem Mr stalker -</text:span></text:p>
      <text:p text:style-name="P11">Lulo: -The name is Lulo! Stop calling me a stalker!</text:p>
      <text:p text:style-name="P11">Zane: Okay Lulo, I have no idea how to play!</text:p>
      <text:p text:style-name="P11">Lulo: Wait, what?!</text:p>
      <text:p text:style-name="P37">Lulo shakes his head</text:p>
      <text:p text:style-name="P11">Lulo: Okay let me go first to show you the ropes. The Battlefield arises, I ready my United Army for its battle</text:p>
      <text:p text:style-name="P14">Lulo smirks and gives an intense stare</text:p>
      <text:p text:style-name="P11">Lulo: When you start you can place Tier 1’s for free, but other tiers are placed by demoting summons equal to its tier. I start by placing The Enchanted Deer, then The United Men, I use its ability to look for Lin the Fantastic  Elf and because of Enchanted Deer, I draw a card, and <text:soft-page-break/>discard this Tier 2. I place the Haka Goblin and end my turn</text:p>
      <text:p text:style-name="P37">Zane seems confused why Lulo didn’t place his tier 3, </text:p>
      <text:p text:style-name="P11">Zane: Hey, why didn’t you place your tier 3? You have enough summons to do so!</text:p>
      <text:p text:style-name="P11">Lulo: My United Mythicals relies on being together, I will not have a summon by itself! </text:p>
      <text:p text:style-name="P25"><text:span text:style-name="T9">Zane draws a card and begins his turn</text:span><text:span text:style-name="T3"> </text:span></text:p>
      <text:p text:style-name="P24"><text:span text:style-name="T11">Zane: </text:span><text:span text:style-name="T12">I place {places two tier 1s}, and then I’ll demote them to place {a striker tier 2}.</text:span><text:span text:style-name="T3"> </text:span><text:span text:style-name="T11">Now what?</text:span></text:p>
      <text:p text:style-name="P11">Lulo: You can battle, make sure to check its type, if its a striker it can battle any summons but not directly. If it's a Tech it can battle in its column and if no summons there directly. Damage is dealt with by their difference, and you send the top cards to your end zone</text:p>
      <text:p text:style-name="P20"> <text:span text:style-name="T15">Zane: Okay I battle your Enchanted Deer, so that's 3 damage</text:span></text:p>
      <text:p text:style-name="P14">Lulo takes 3 damage, and Zane ends his turn. Lulo draws, and examines the battlefield, </text:p>
      <text:p text:style-name="P11">Lulo: You wondered why I didn’t place Lin, this is why! I use TRIATIC TROUBLE!!! We all take 3 damage and demote a summon on the battlefield!</text:p>
      <text:p text:style-name="P23"><text:span text:style-name="T3"> </text:span><text:span text:style-name="T6">Zane looks shocked and hesitantly demotes </text:span><text:span text:style-name="T7">{tier 2}.</text:span><text:span text:style-name="T4"> </text:span><text:span text:style-name="T8">Then they both take 3 damage, and Lulo proceeds to continue </text:span></text:p>
      <text:p text:style-name="P25"><text:span text:style-name="T13">Lulo: Now since we both demoted and took damage, I place Lin from my hand on the battlefield </text:span><text:span text:style-name="T10">Zane widens his eyes and is shocked</text:span></text:p>
      <text:p text:style-name="P22"> <text:span text:style-name="T15">Lulo: I activate Lin’s ability, I discard a Tier 3, and look at the top 3 cards of my deck. So what is United? Well, it lets by summons share one archetype within their names! I place Hu the Fantastic Elf and proceed to the combat phase. </text:span></text:p>
      <text:p text:style-name="P11">------------------</text:p>
      <text:p text:style-name="P11">Lulo: Huh, that was actually pretty fun, considering that was your first game, you’re not that <text:soft-page-break/>bad, I see some potential in you </text:p>
      <text:p text:style-name="P32"/>
      <text:p text:style-name="P11">Zane: Well if I start losing that means I can only go up from there, with that I need to get to training!</text:p>
      <text:p text:style-name="P32"/>
      <text:p text:style-name="P11">Lulo: Oh if that's what you wanna do then I know the perfect place, here follow me! </text:p>
      <text:p text:style-name="P14">Both the boys ran out of the classroom. </text:p>
      <text:h text:style-name="P27" text:outline-level="1">Episode 2 - The Finn’s Fan Fave Shop?</text:h>
      <text:p text:style-name="P14">Zane stares at the store</text:p>
      <text:p text:style-name="P11">Zane: Finn's Fan Fave Shop? </text:p>
      <text:p text:style-name="P11">Lulo: People call it 'Triple F', the cool part is the guy who runs this place actually created our card game a long time ago</text:p>
      <text:p text:style-name="P11">Zane: Then why are we waiting? Let’s go already!</text:p>
      <text:p text:style-name="P21"> <text:span text:style-name="T16">He runs into the shop to see a bunch of kids playing on tables and an adult supervising them</text:span></text:p>
      <text:p text:style-name="P21"> <text:span text:style-name="T16">Zane walks up to the adult </text:span></text:p>
      <text:p text:style-name="P11">Zane: Hey, you know who runs this place!</text:p>
      <text:p text:style-name="P11">Finn: Are you one of those punks who wanna take my cards! You know what, I'll challenge you, beat me and you can take whatever you want, but if I win I don't want to see you anywhere near this shop anymore!</text:p>
      <text:p text:style-name="P14">Lulo notices the commotion after entering </text:p>
      <text:p text:style-name="P11">Lulo: Oh hey can I get some cards</text:p>
      <text:p text:style-name="P11">Finn: Just wait for a second, I need to deal with this punk here!</text:p>
      <text:p text:style-name="P11">Lulo: Well this should be interesting...</text:p>
      <text:p text:style-name="P21"><text:soft-page-break/> <text:span text:style-name="T16">Zane confused trying to make out what's happening </text:span></text:p>
      <text:p text:style-name="P11">Zane: Well any challenge is welcome, I don't know about the rest of that but I do wanna battle! So let's go!</text:p>
      <text:p text:style-name="P14">Finn and Zane set up their cards on a table</text:p>
      <text:p text:style-name="P11">Finn: Since this is a match I'd consider special, I'll use the special shop technology</text:p>
      <text:p text:style-name="P14">The ceiling tiles above them start projecting holograms around them of terrain </text:p>
      <text:p text:style-name="P11">Finn: This is called the 'Triple A' which stands for awesome area of amazingness, I patented it myself </text:p>
      <text:p text:style-name="P11">Zane: I already thought the game was fun, but this'll take it to the next level, so I'll take my skill to the next level! It's time!</text:p>
      <text:p text:style-name="P3">-----------</text:p>
      <text:p text:style-name="P11">Finn: Haha you can never defeat me! Now leave you thief!</text:p>
      <text:p text:style-name="P11">Zane: Thief?! I think there’s a misunderstanding here, I came here to train </text:p>
      <text:p text:style-name="P11">Finn: Oh really, that’s what all thief say!</text:p>
      <text:p text:style-name="P11">Lulo: Finn….he came with me, he’s telling the truth, you really got to calm down sometimes….</text:p>
      <text:p text:style-name="P11">Finn: Well...I was just testing you yeah, and if you’re here to train, it's not easy, are you sure you want to do this?</text:p>
      <text:p text:style-name="P11">Zane: More than anything! </text:p>
      <text:p text:style-name="P33"><text:line-break/><text:line-break/></text:p>
      <text:h text:style-name="P27" text:outline-level="1">Episode 3- Mythical King</text:h>
      <text:p text:style-name="P15">We start off seeing Zane and Lulo walking to the store together from School afterschool</text:p>
      <text:p text:style-name="P3"><text:soft-page-break/>Lulo: So if you want to be a good Phaktionz player, you must have some type of reason or goal to play, why do you play?</text:p>
      <text:p text:style-name="P3">Zane: Well, my goal is to redeem my father, the deck I play, my Warriors, they were his </text:p>
      <text:p text:style-name="P3">Lulo: That’s an interesting reason to play, I always felt a connection to my cards, and I don’t know it’s hard to explain but I play for them. </text:p>
      <text:p text:style-name="P3">Zane: Huh….well anyways we’re here</text:p>
      <text:p text:style-name="P3">Lulo: OH seems we are, I’ll introduce you to the others</text:p>
      <text:p text:style-name="P3">Zane: The others???</text:p>
      <text:p text:style-name="P3">Lulo: You aren’t the only one Finn trains</text:p>
      <text:p text:style-name="P15">They enter the shop and Brexton, Percy, and Khloe appear with Finn. We see them huddled up with Percy battling a random opponent. </text:p>
      <text:p text:style-name="P3">Random Opponent: Hah you were almost able to defeat me, but you have no more battles you can do anymore! I can defeat you during my turn now!</text:p>
      <text:p text:style-name="P32"/>
      <text:p text:style-name="P3">Percy: Hey you little brat listen here! I’m not done here, you forgot about my awesome amazing Hulio Intellidore the Elder Elf, I cast my invocation Elvish Assault, now since I control 3 or more Elves on the battlefield, I add a Tier 2 from my deck out pile to my hand. Now because of Hulio’s ability, when I cast an invocation, I can use Reinforcement!</text:p>
      <text:p text:style-name="P3">Random Opponent: Reinforcement?</text:p>
      <text:p text:style-name="P3">Percy: Reinforcement is a cool nice ability, with this I can switch a summon from my battlefield with a summon from my hand, when I place my summon from my hand its in abled position. </text:p>
      <text:p text:style-name="P3">Random Opponent: Which means….you can attack again!</text:p>
      <text:p text:style-name="P3"><text:soft-page-break/>Percy: Not only that you see, except my tier 3, my summons benefit from being placed by this, and so I return Minitu the Wise Elf-</text:p>
      <text:p text:style-name="P15">Zane whispers to Lulo</text:p>
      <text:p text:style-name="P3">Zane: Wait he plays Mythicals too </text:p>
      <text:p text:style-name="P3">Lulo: Yeah a sort of amature who only experiences one chapter of its story</text:p>
      <text:p text:style-name="P15">Goes back to Percy explaining his summons </text:p>
      <text:p text:style-name="P3">Percy: With Minitu when it is placed by Reinforcement, it gains +1 DMG. Also I use Hulio’s continuous ability when I place a summon by my hand during the combat phase I can add a summon or invocation from my deck or deck out pile to my hand. I add this nice invocation. </text:p>
      <text:p text:style-name="P3">Opponent: Well what did you get? </text:p>
      <text:p text:style-name="P3">Percy: I’ll tell you if you tell me how many cards are left in that small deck of yours?</text:p>
      <text:p text:style-name="P3">Opponent: I have three cards left why? </text:p>
      <text:p text:style-name="P3">Percy: Well I happen to have a, well a TRIATIC TROUBLE in my deck out pile. </text:p>
      <text:p text:style-name="P3">Opponent: Oh no that means….</text:p>
      <text:p text:style-name="P3">Percy: Yes! I activate it’s ability, so you take 3 and that means this is my victory hahahaha!</text:p>
      <text:p text:style-name="P3">Opponent: You mean….you did all of that for that card!</text:p>
      <text:p text:style-name="P3">Percy: Well it seems you just weren’t good enough for my Reinforcement ability or I just played it too late hahaha </text:p>
      <text:p text:style-name="P3">Opponent: Well good game, next time I’ll win you bet </text:p>
      <text:p text:style-name="P15">Percy Turns to Lulo and Zane</text:p>
      <text:p text:style-name="P3">Percy: Hey I haven’t seen you around here before?!</text:p>
      <text:p text:style-name="P3">Lulo: Oh how rude of me, we were all so fixated on that pretty close game, this is Zane he will be training with us!</text:p>
      <text:p text:style-name="P3"><text:soft-page-break/>Percy: Close huh….</text:p>
      <text:p text:style-name="P3">Lulo: I mean it's only natural for playing just one archetype….</text:p>
      <text:p text:style-name="P3">Percy: Hey don’t forget your deck makes all your archetypes one, so I don’t see the problem </text:p>
      <text:p text:style-name="P15">As Percy and Lulo start arguing with each other the others introduce themselves</text:p>
      <text:p text:style-name="P3">Khloe: Ignore them, they're always like this, Percy likes the brutes of Mythicals while Lulo like the historical appeal. It’s nice to meet you. I'm Khloe, and this young boy is Brexton, Percy’s younger brother. </text:p>
      <text:p text:style-name="P3">Brexton: Hey Mr Zane Lane Insane can I get your name hahaha I’m joking nice to meet you </text:p>
      <text:p text:style-name="P3">Zane: Wow you guys are so nice, so when do we start training? </text:p>
      <text:p text:style-name="P3">Khloe: I guess it's when Finn finds a way to stop them from arguing </text:p>
      <text:p text:style-name="P3">Lulo and Percy: THERE’S ONLY ONE WAY TO SETTLE THIS </text:p>
      <text:p text:style-name="P3">Finn: I guess our training today is observations, between our two excellent Mythical players, I guess whoever wins we can declare the Mythical Masters</text:p>
      <text:p text:style-name="P15">Lulo and Percy set their decks and give each other a death stare, both draw 5 cards, but Percy mulligans. </text:p>
      <text:p text:style-name="P3">Khloe: Hmm….that’s not a good sign, usually Percy never mulligans unless he gets a really terrible hand, but on the other hand it seems Lulo likes the hand he got. </text:p>
      <text:p text:style-name="P3">Zane: I guess we will have to see </text:p>
      <text:p text:style-name="P15">Lulo goes first and begins his turn</text:p>
      <text:p text:style-name="P3">Lulo: I place The United Men then when he is placed I can use his ability, I search for Sinth the Brave Men. Next I place 2 Haka Goblin, I demote them so I can place Sinth the Brave Men, with that I end my turn. </text:p>
      <text:p text:style-name="P3">Zane: Interesting, this reminds me of what he did in my first match against him.</text:p>
      <text:p text:style-name="P3"><text:soft-page-break/>Khloe: What do you mean?</text:p>
      <text:p text:style-name="P3">Zane: Well he had the resources to place a Tier 3 but chose not to, he used a terrifying card called Triatic Trouble which allowed him to place his Tier 3 by cutting the cost by 2. He also destroys your side of the battlefield. </text:p>
      <text:p text:style-name="P3">Khloe: Ah I see, Percy used it as well to win his game, it's commonly used in Mythical decks because they don’t care of the damage they take because their goal is to finish you before that becomes a problem. </text:p>
      <text:p text:style-name="P3">Zane: But when it comes to two Mythical decks against another, I wonder how that’ll work out. </text:p>
      <text:p text:style-name="P15">Percy starts his turn and draws, unaware of the possibility of any disruptions he proceeds to go all out</text:p>
      <text:p text:style-name="P3">Percy: Too afraid to let your guy be all alone huh? Well then I guess I’ll have to show you that doesn’t matter against my Reinforced Army. </text:p>
      <text:p text:style-name="P3">---------------------------------------------------------------------------------------------------------------------</text:p>
      <text:p text:style-name="P3">Percy: Dammit how did I lose…..fine I guess that means you’re the Mythical Masters </text:p>
      <text:p text:style-name="P3">Lulo: I don’t need a title telling me what I already know </text:p>
      <text:p text:style-name="P3">Percy: I really hate you….</text:p>
      <text:p text:style-name="P3">Zane: Wow guys that was such a cool match, you guys were so intense in that battle I learned so much from that </text:p>
      <text:p text:style-name="P3">Lulo: Well at least someone learned something from this…</text:p>
      <text:p text:style-name="P3">Finn: Guys how about we now have each other battle, and go from that, I hope you Zane could some of that match to help you with your games. </text:p>
      <text:h text:style-name="P27" text:outline-level="1"><text:soft-page-break/>Episode 4- Lulo’s Mystery</text:h>
      <text:p text:style-name="P15">Zane comes into the store</text:p>
      <text:p text:style-name="P24"><text:span text:style-name="T13">Lulo: Hello welcome to Finn’s Fan Fave shop, would you need any assistance </text:span><text:span text:style-name="T10">{Lulo looks up} </text:span><text:span text:style-name="T13">Oh Zane it's you, sorry about that </text:span></text:p>
      <text:p text:style-name="P3">Zane: Oh I didn’t know you worked here?</text:p>
      <text:p text:style-name="P3">Lulo: I usually work in the weekends to help out Finn since he’s busy with other stuff, <text:span text:style-name="T17">and I also get some pocket money. </text:span></text:p>
      <text:p text:style-name="P3">Zane: Oh that’s cool, are the others around?</text:p>
      <text:p text:style-name="P3">Lulo: Yeah they’re <text:span text:style-name="T17">right over there </text:span></text:p>
      <text:p text:style-name="P15">Zane goes to group still trying to process what’s happening</text:p>
      <text:p text:style-name="P24"><text:span text:style-name="T13">Zane: Hey </text:span><text:span text:style-name="T14">so....Lulo works here, how when and umm why?</text:span><text:span text:style-name="T13"><text:line-break/>Khloe: Ohh, umm he’s b</text:span><text:span text:style-name="T14">een working there for as long as I can remember, well ever since the incident...</text:span></text:p>
      <text:p text:style-name="P24"><text:span text:style-name="T13">Zane: The incident?<text:line-break/>Percy: Hey you sure you wanna talk about it? Lulo is pretty sensitive about it, </text:span><text:span text:style-name="T14">and if he knows we’re talking about it he’ll kill us</text:span></text:p>
      <text:p text:style-name="P3">Khloe: Well if he’s going to be with us, he may as well know. </text:p>
      <text:p text:style-name="P3">Percy: Okay, but we should talk about this elsewhere</text:p>
      <text:p text:style-name="P3">Zane: I know a nearby cafe we could chat in</text:p>
      <text:p text:style-name="P15">They prepare to leave before leaving they are questioned by Lulo</text:p>
      <text:p text:style-name="P3">Lulo: Hey where are you guys going, <text:span text:style-name="T17">Finn should be coming in an hour to start the training. </text:span></text:p>
      <text:p text:style-name="P3">Percy: Ah man we are going to get something to eat, can’t train if we starving, and you know <text:soft-page-break/>we can’t eat here so we’ll be at a nearby cafe for a little <text:span text:style-name="T17">bit for a bite. </text:span></text:p>
      <text:p text:style-name="P3">Lulo: <text:span text:style-name="T17">Oh okay fair enough, but make sure to come back before Finn does, I won’t be able to cover your guys back. </text:span></text:p>
      <text:p text:style-name="P3">Khloe: Don’t worry we won’t try to stay <text:span text:style-name="T17">too long</text:span></text:p>
      <text:p text:style-name="P15">They leave and go to the cafe</text:p>
      <text:p text:style-name="P4">Khloe: Compared to anyone here, I know Lulo the best, we’ve known each other since forever. He used to be a very cheerful and nice person, he would always help me and make sure I’m doing alright, but....something happened. When we were in middle school, he would be bullied and beaten up in the school yard, when this happened he isolated himself from others and talked to no one, he didn’t trust anyone. But that’s not where it ends, well...I feel something took over him during that time...</text:p>
      <text:p text:style-name="P4">Zane: What do you mean something took over him...</text:p>
      <text:p text:style-name="P4">Khloe: Well...he went into this dark place, and in our school we would play Phaktionz and that’s how people were <text:s/>placed in the whole social hierarchy. Lulo, he played but never won, but suddenly, one day he gained some type of new skill and he beated everyone in the school. He ended up becoming the bully that once he despised, but then one day well... I’m sorry it’s hard to talk about. </text:p>
      <text:p text:style-name="P4">Zane: Is this when the incident happened</text:p>
      <text:p text:style-name="P4">Percy: Well, that day, his parents became very sick and sadly left him as an orphan, and he went rock bottom. <text:span text:style-name="T18">Well its good he met Finn. </text:span></text:p>
      <text:p text:style-name="P16">Not to their knowledge but Finn was ordering coffee, but when he heard his name he went to check it out. </text:p>
      <text:p text:style-name="P5">Zane: Oh, what did Finn exactly do?</text:p>
      <text:p text:style-name="P5"><text:soft-page-break/>Finn: Well I do a lot of stuff like train people at my store where they should be practising right now! Now what exactly are you guys talking about</text:p>
      <text:p text:style-name="P5">Percy: Oh umm...battle strategy, you know how to umm strategy your opponent y’know </text:p>
      <text:p text:style-name="P5">Finn: Percy, you should know from everyone that you do not use any strategy and that’s why you always lose to Lulo.</text:p>
      <text:p text:style-name="P16">Finn notices Khloe when he says Lulo</text:p>
      <text:p text:style-name="P5">Finn: Hmm...its about him is it...</text:p>
      <text:p text:style-name="P5">Khloe: We felt it was good if Zane is to know the truth about it </text:p>
      <text:p text:style-name="P5">Finn: It would be better wouldn’t it, well when I found Lulo he was in a very vulnerable place, with losing his parents, and a lawsuit that made him lose his parent’s possessions. He ran away from the orphanage and lived in the streets for a while, I would see him always look at my store, so one day I went to him and asked if he wanted to come in. He had already played Mythical but, well I gave him United and told him that someone shouldn’t be alone in this battlefield. </text:p>
      <text:p text:style-name="P5">Zane: So is that why he works for you </text:p>
      <text:p text:style-name="P5">Finn: That’s why he works and lives with me, he’s the son I never had....Anyways we best go back to the store, Lulo must be waiting for training to begin. </text:p>
      <text:p text:style-name="P16">We see Lulo back in the store putting away his uniform and looking at his deck, he takes it out of its box and puts a different deck in. He comes out and the others come in</text:p>
      <text:p text:style-name="P5">Lulo: Looks like you guys are finally back, well Finn my shift is over so I assume its training time now. </text:p>
      <text:p text:style-name="P5">Finn: You assume right</text:p>
      <text:p text:style-name="P5">Lulo: Hey I want to give this back</text:p>
      <text:p text:style-name="P16"><text:soft-page-break/>He gives Finn his United Deck</text:p>
      <text:p text:style-name="P5">Lulo: I don’t need them anymore </text:p>
      <text:p text:style-name="P5">Finn: Lulo...</text:p>
      <text:h text:style-name="P29" text:outline-level="1">Episode 5 – A Giant Trouble</text:h>
      <text:p text:style-name="P34"/>
      <text:p text:style-name="P35">Recap: </text:p>
      <text:p text:style-name="P6">Lulo: Looks like you guys are finally back, well Finn my shift is over so I assume its training time now. </text:p>
      <text:p text:style-name="P6">Finn: You assume right</text:p>
      <text:p text:style-name="P6">Lulo: Hey I want to give this back</text:p>
      <text:p text:style-name="P17">He gives Finn his United Deck</text:p>
      <text:p text:style-name="P6">Lulo: I don’t need them anymore </text:p>
      <text:p text:style-name="P6">Finn: Lulo...</text:p>
      <text:p text:style-name="P12">Continues: </text:p>
      <text:p text:style-name="P8">Finn: I don’t get it why are you giving this back? Decks you use become an extension of yourself, I don’t understand why you won’t need it anymore. </text:p>
      <text:p text:style-name="P7"><text:span text:style-name="T19">Lulo: </text:span><text:span text:style-name="T20">I never meant to keep it forever! You gave it to me and since then I’d always tried to figure out what worked for me! You know before that I lost myself, and I can’t find myself with a deck just given to me, just let me figure this out!</text:span></text:p>
      <text:p text:style-name="P9">Zane: Lulo...</text:p>
      <text:p text:style-name="P42">Lulo: Can we start training or should I just leave?</text:p>
      <text:p text:style-name="P42">Finn: Okay okay, let’s start! Today we’ll talk about consistency since its a big part of your deck and how it will go against an opponent’s deck. </text:p>
      <text:p text:style-name="P33"><text:soft-page-break/><text:line-break/><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21T21:42:56.348527618</dc:date>
    <meta:editing-duration>PT4H37M18S</meta:editing-duration>
    <meta:editing-cycles>8</meta:editing-cycles>
    <meta:generator>LibreOffice/6.4.6.2$Linux_X86_64 LibreOffice_project/40$Build-2</meta:generator>
    <meta:document-statistic meta:table-count="0" meta:image-count="0" meta:object-count="0" meta:page-count="15" meta:paragraph-count="217" meta:word-count="3337" meta:character-count="17606" meta:non-whitespace-character-count="14393"/>
  </office:meta>
</office:document-meta>
</file>